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1cm"/>
    </style:style>
    <style:style style:name="gr3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544cm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456cm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631cm"/>
    </style:style>
    <style:style style:name="gr6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404cm"/>
    </style:style>
    <style:style style:name="gr7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6cm"/>
    </style:style>
    <style:style style:name="gr8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911cm"/>
    </style:style>
    <style:style style:name="gr9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783cm"/>
    </style:style>
    <style:style style:name="gr10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859cm"/>
    </style:style>
    <style:style style:name="gr1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3.0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margin-left="1.2cm" fo:margin-right="-1.1cm" fo:text-align="center" fo:text-indent="-1.1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52cm" svg:y="4.1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6cm" svg:height="0.635cm" svg:x="1.123cm" svg:y="5.982cm">
          <text:p text:style-name="P1"><text:span text:style-name="T1">main_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.044cm" svg:height="0.635cm" svg:x="2.892cm" svg:y="5.982cm">
          <text:p text:style-name="P1"><text:span text:style-name="T1">main_calc_sum_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956cm" svg:height="0.635cm" svg:x="6.058cm" svg:y="5.995cm">
          <text:p text:style-name="P1"><text:span text:style-name="T1">main_calc_sum_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3.131cm" svg:height="0.635cm" svg:x="9.107cm" svg:y="6.021cm">
          <text:p text:style-name="P1"><text:span text:style-name="T1">main_calc_sum_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2.904cm" svg:height="0.635cm" svg:x="12.421cm" svg:y="6.023cm">
          <text:p text:style-name="P1"><text:span text:style-name="T1">main_calc_sum_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2.1cm" svg:height="0.635cm" svg:x="15.43cm" svg:y="6.009cm">
          <text:p text:style-name="P1"><text:span text:style-name="T1">main_calc_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2.1cm" svg:height="0.635cm" svg:x="17.703cm" svg:y="5.988cm">
          <text:p text:style-name="P1"><text:span text:style-name="T1">main_calc_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3.411cm" svg:height="0.635cm" svg:x="2.292cm" svg:y="7.663cm">
          <text:p text:style-name="P1"><text:span text:style-name="T1">main_calc_sum_x_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3.283cm" svg:height="0.635cm" svg:x="5.896cm" svg:y="7.68cm">
          <text:p text:style-name="P1"><text:span text:style-name="T1">main_calc_sum_y_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" draw:id="id10" draw:layer="layout" svg:width="3.359cm" svg:height="0.635cm" svg:x="9.309cm" svg:y="7.698cm">
          <text:p text:style-name="P1"><text:span text:style-name="T1">main_calc_sum_xx_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1" draw:id="id11" draw:layer="layout" svg:width="3.534cm" svg:height="0.635cm" svg:x="12.875cm" svg:y="7.68cm">
          <text:p text:style-name="P1"><text:span text:style-name="T1">main_calc_sum_xy_L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svg:x1="10.07cm" svg:y1="4.735cm" svg:x2="1.923cm" svg:y2="5.982cm" draw:start-shape="id1" draw:start-glue-point="2" draw:end-shape="id2" draw:end-glue-point="0" svg:d="M10070 4735v623h-8147v624" svg:viewBox="0 0 8148 1248">
          <text:p/>
        </draw:connector>
        <draw:connector draw:style-name="gr12" draw:text-style-name="P3" draw:layer="layout" svg:x1="10.07cm" svg:y1="4.735cm" svg:x2="4.414cm" svg:y2="5.982cm" draw:start-shape="id1" draw:start-glue-point="2" draw:end-shape="id3" draw:end-glue-point="0" svg:d="M10070 4735v623h-5656v624" svg:viewBox="0 0 5657 1248">
          <text:p/>
        </draw:connector>
        <draw:connector draw:style-name="gr12" draw:text-style-name="P3" draw:layer="layout" svg:x1="10.07cm" svg:y1="4.735cm" svg:x2="7.536cm" svg:y2="5.995cm" draw:start-shape="id1" draw:start-glue-point="2" draw:end-shape="id4" draw:end-glue-point="0" svg:d="M10070 4735v629h-2534v631" svg:viewBox="0 0 2535 1261">
          <text:p/>
        </draw:connector>
        <draw:connector draw:style-name="gr12" draw:text-style-name="P3" draw:layer="layout" svg:x1="10.07cm" svg:y1="4.735cm" svg:x2="10.672cm" svg:y2="6.021cm" draw:start-shape="id1" draw:start-glue-point="2" draw:end-shape="id5" draw:end-glue-point="0" svg:d="M10070 4735v642h602v644" svg:viewBox="0 0 603 1287">
          <text:p/>
        </draw:connector>
        <draw:connector draw:style-name="gr12" draw:text-style-name="P3" draw:layer="layout" svg:x1="10.07cm" svg:y1="4.735cm" svg:x2="13.873cm" svg:y2="6.023cm" draw:start-shape="id1" draw:start-glue-point="2" draw:end-shape="id6" draw:end-glue-point="0" svg:d="M10070 4735v643h3803v645" svg:viewBox="0 0 3804 1289">
          <text:p/>
        </draw:connector>
        <draw:connector draw:style-name="gr12" draw:text-style-name="P3" draw:layer="layout" svg:x1="10.07cm" svg:y1="4.735cm" svg:x2="16.48cm" svg:y2="6.009cm" draw:start-shape="id1" draw:start-glue-point="2" draw:end-shape="id7" draw:end-glue-point="0" svg:d="M10070 4735v636h6410v638" svg:viewBox="0 0 6411 1275">
          <text:p/>
        </draw:connector>
        <draw:connector draw:style-name="gr12" draw:text-style-name="P3" draw:layer="layout" svg:x1="10.07cm" svg:y1="4.735cm" svg:x2="18.753cm" svg:y2="5.988cm" draw:start-shape="id1" draw:start-glue-point="2" draw:end-shape="id8" draw:end-glue-point="0" svg:d="M10070 4735v626h8683v627" svg:viewBox="0 0 8684 1254">
          <text:p/>
        </draw:connector>
        <draw:connector draw:style-name="gr12" draw:text-style-name="P3" draw:layer="layout" svg:x1="4.414cm" svg:y1="6.617cm" svg:x2="3.997cm" svg:y2="7.663cm" draw:start-shape="id3" draw:start-glue-point="2" draw:end-shape="id9" draw:end-glue-point="0" svg:d="M4414 6617v522h-417v524" svg:viewBox="0 0 418 1047">
          <text:p/>
        </draw:connector>
        <draw:connector draw:style-name="gr12" draw:text-style-name="P3" draw:layer="layout" svg:x1="10.672cm" svg:y1="6.656cm" svg:x2="10.988cm" svg:y2="7.698cm" draw:start-shape="id5" draw:start-glue-point="2" draw:end-shape="id10" draw:end-glue-point="0" svg:d="M10672 6656v520h316v522" svg:viewBox="0 0 317 1043">
          <text:p/>
        </draw:connector>
        <draw:connector draw:style-name="gr12" draw:text-style-name="P4" draw:layer="layout" svg:x1="13.873cm" svg:y1="6.658cm" svg:x2="14.642cm" svg:y2="7.68cm" draw:start-shape="id6" draw:start-glue-point="2" draw:end-shape="id11" draw:end-glue-point="0" svg:d="M13873 6658v510h769v512" svg:viewBox="0 0 770 1023">
          <text:p/>
        </draw:connector>
        <draw:connector draw:style-name="gr12" draw:text-style-name="P4" draw:layer="layout" svg:x1="7.536cm" svg:y1="6.63cm" svg:x2="7.537cm" svg:y2="7.68cm" draw:start-shape="id4" draw:start-glue-point="2" draw:end-shape="id12" draw:end-glue-point="0" svg:d="M7536 6630v524h1v526" svg:viewBox="0 0 2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1H13M49S</meta:editing-duration>
    <meta:editing-cycles>29</meta:editing-cycles>
    <meta:generator>LibreOffice/6.1.4.2$Windows_X86_64 LibreOffice_project/9d0f32d1f0b509096fd65e0d4bec26ddd1938fd3</meta:generator>
    <dc:date>2019-01-31T12:27:02.035000000</dc:date>
    <meta:document-statistic meta:object-count="23"/>
  </office:meta>
</office:document-meta>
</file>